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7.089cm"/>
    </style:style>
    <style:style style:name="gr4" style:family="graphic" style:parent-style-name="standard">
      <style:graphic-properties draw:fill="solid" draw:fill-color="#00dcff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00cccc" draw:textarea-horizontal-align="center" draw:textarea-vertical-align="middle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7" style:family="graphic" style:parent-style-name="standard">
      <style:graphic-properties draw:textarea-horizontal-align="center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style:text-outline="true" fo:font-weight="bold"/>
    </style:style>
    <style:style style:name="P6" style:family="paragraph">
      <style:text-properties style:text-outline="true" fo:font-weight="bold"/>
    </style:style>
    <style:style style:name="T1" style:family="text">
      <style:text-properties fo:font-family="'Times New Roman'" style:font-pitch="variable"/>
    </style:style>
    <style:style style:name="T2" style:family="text">
      <style:text-properties style:text-outline="tru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45cm" svg:height="8.932cm" svg:x="3.312cm" svg:y="4.28cm">
          <text:p text:style-name="P2"/>
        </draw:rect>
        <draw:g>
          <draw:rect draw:style-name="gr2" draw:text-style-name="P1" draw:layer="layout" svg:width="9.735cm" svg:height="1.994cm" svg:x="0.347cm" svg:y="0.313cm">
            <text:p text:style-name="P2"/>
          </draw:rect>
          <draw:frame draw:style-name="gr3" draw:text-style-name="P3" draw:layer="layout" svg:width="7.589cm" svg:height="0.954cm" svg:x="3.667cm" svg:y="0.846cm">
            <draw:text-box>
              <text:p text:style-name="P2"><text:span text:style-name="T1">ToolBus</text:span></text:p>
            </draw:text-box>
          </draw:frame>
        </draw:g>
        <draw:g>
          <draw:g>
            <draw:rect draw:style-name="gr4" draw:text-style-name="P4" draw:layer="layout" svg:width="4.249cm" svg:height="1.743cm" svg:x="3.677cm" svg:y="7.673cm">
              <text:p text:style-name="P4">AbstractTool</text:p>
            </draw:rect>
          </draw:g>
          <draw:rect draw:style-name="gr5" draw:text-style-name="P4" draw:layer="layout" svg:width="3.326cm" svg:height="1.154cm" draw:transform="rotate (1.5707963267946) translate (5.262cm 7.643cm)">
            <text:p text:style-name="P4">ToolBridge</text:p>
          </draw:rect>
          <draw:line draw:style-name="gr6" draw:text-style-name="P1" draw:layer="layout" svg:x1="5.539cm" svg:y1="4.28cm" svg:x2="5.539cm" svg:y2="2.456cm">
            <text:p text:style-name="P2"/>
          </draw:line>
          <draw:line draw:style-name="gr6" draw:text-style-name="P1" draw:layer="layout" svg:x1="6.135cm" svg:y1="2.605cm" svg:x2="6.14cm" svg:y2="4.205cm">
            <text:p text:style-name="P2"/>
          </draw:line>
          <draw:rect draw:style-name="gr7" draw:text-style-name="P4" draw:layer="layout" svg:width="4.205cm" svg:height="1.898cm" svg:x="3.716cm" svg:y="9.416cm">
            <text:p text:style-name="P4">MyTool</text:p>
          </draw:rect>
        </draw:g>
        <draw:frame draw:style-name="gr8" draw:text-style-name="P6" draw:layer="layout" svg:width="5.108cm" svg:height="0.954cm" svg:x="3.535cm" svg:y="12.133cm">
          <draw:text-box>
            <text:p text:style-name="P5"><text:span text:style-name="T2">Java 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5:35:35</meta:creation-date>
    <dc:date>2007-11-24T22:35:32</dc:date>
    <dc:language>en-US</dc:language>
    <meta:editing-cycles>5</meta:editing-cycles>
    <meta:editing-duration>PT33M4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